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4f81bd"/>
    </style:style>
    <style:style style:name="T3" style:family="text">
      <style:text-properties fo:color="#4f81bd" fo:language="en" fo:country="US"/>
    </style:style>
    <style:style style:name="T4" style:family="text">
      <style:text-properties fo:language="en" fo:country="US"/>
    </style:style>
    <style:style style:name="T5" style:family="text">
      <style:text-properties fo:language="en" fo:country="US" fo:background-color="#ffff00"/>
    </style:style>
    <style:style style:name="T6" style:family="text">
      <style:text-properties fo:background-color="#ffff00"/>
    </style:style>
    <style:style style:name="T7" style:family="text">
      <style:text-properties fo:color="#000000"/>
    </style:style>
    <style:style style:name="T8" style:family="text">
      <style:text-properties fo:color="#c050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s questões devem ser respondidas sem o uso do compilador.</text:span></text:p>
      <text:p text:style-name="P1"/>
      <text:p text:style-name="Standard">Questão 1)</text:p>
      <text:p text:style-name="Standard">Quais linhas compilariam sem gerar erro? Qual o motivo para cada uma das outras gerar erro?</text:p>
      <text:p text:style-name="Standard">Psssi</text:p>
      <text:p text:style-name="Standard">1) float f = 1.3; <text:s/><text:span text:style-name="T2">Correto</text:span></text:p>
      <text:p text:style-name="Standard">2) char c = "a"; <text:s text:c="2"/><text:span text:style-name="T2">Correto</text:span></text:p>
      <text:p text:style-name="Standard">3) byte b = 257; <text:s/><text:span text:style-name="T2">Errado. Tal primitivo varia de -128 a 127 (Está no Power Point fornecido)</text:span> </text:p>
      <text:p text:style-name="Standard">4) boolean b = null; <text:span text:style-name="T2">Errado. Tal estrutura só recebr True ou False. Se não me engano o <text:s/>wrapper (Boolean) derrepente aceitaria</text:span>.</text:p>
      <text:p text:style-name="Standard">5) int i = 10; <text:span text:style-name="T2">Correto</text:span></text:p>
      <text:p text:style-name="Standard"><text:s/></text:p>
      <text:p text:style-name="Standard">Questão 2)</text:p>
      <text:p text:style-name="Standard"/>
      <text:p text:style-name="Standard">Quais palavras abaixo são reservadas no Java?</text:p>
      <text:p text:style-name="Standard"/>
      <text:p text:style-name="Standard"><text:span text:style-name="T5">1) if</text:span></text:p>
      <text:p text:style-name="Standard"><text:span text:style-name="T4">2) then</text:span></text:p>
      <text:p text:style-name="Standard"><text:span text:style-name="T5">3) goto</text:span><text:span text:style-name="T4"> <text:s/></text:span><text:span text:style-name="T3">Porém não usada.</text:span></text:p>
      <text:p text:style-name="Standard"><text:span text:style-name="T5">4) while</text:span></text:p>
      <text:p text:style-name="Standard"><text:span text:style-name="T4">5) select</text:span></text:p>
      <text:p text:style-name="Standard"><text:span text:style-name="T5">6) case</text:span></text:p>
      <text:p text:style-name="P2"/>
      <text:p text:style-name="Standard">Questão 3)</text:p>
      <text:p text:style-name="Standard"/>
      <text:p text:style-name="Standard">Quais os identificadores válidos?</text:p>
      <text:p text:style-name="Standard"><text:soft-page-break/></text:p>
      <text:p text:style-name="Standard"><text:span text:style-name="T4">1) 2variable</text:span></text:p>
      <text:p text:style-name="Standard"><text:span text:style-name="T5">2) variable2</text:span></text:p>
      <text:p text:style-name="Standard"><text:span text:style-name="T5">3) _whatavariable</text:span></text:p>
      <text:p text:style-name="Standard"><text:span text:style-name="T5">4) _3_</text:span></text:p>
      <text:p text:style-name="Standard"><text:span text:style-name="T5">5) $anothervar</text:span></text:p>
      <text:p text:style-name="Standard"><text:span text:style-name="T4">6) #myvar</text:span></text:p>
      <text:p text:style-name="P2"/>
      <text:p text:style-name="Standard"><text:span text:style-name="T4">Questão 4)</text:span></text:p>
      <text:p text:style-name="P2"/>
      <text:p text:style-name="Standard"><text:span text:style-name="T4">class TestaOperadores {</text:span></text:p>
      <text:p text:style-name="Standard"><text:span text:style-name="T4"><text:s text:c="2"/>static boolean teste(String s, boolean b) {</text:span></text:p>
      <text:p text:style-name="Standard"><text:span text:style-name="T4"><text:s text:c="4"/>System.out.print(s + (b ? </text:span>"T" : "F")); <text:s text:c="4"/></text:p>
      <text:p text:style-name="Standard"><text:s text:c="4"/><text:span text:style-name="T4">return b;</text:span></text:p>
      <text:p text:style-name="Standard"><text:span text:style-name="T4"><text:s text:c="2"/>}</text:span></text:p>
      <text:p text:style-name="Standard"><text:span text:style-name="T4"><text:s text:c="2"/>public static void main(String[] args) {</text:span></text:p>
      <text:p text:style-name="Standard"><text:span text:style-name="T7"><text:s text:c="4"/>teste("A", teste("B",false) || teste("C",true) || teste("D",false));</text:span><text:span text:style-name="T8"> <text:s text:c="2"/></text:span></text:p>
      <text:p text:style-name="Standard"><text:s text:c="2"/>}</text:p>
      <text:p text:style-name="Standard">}</text:p>
      <text:p text:style-name="Standard"/>
      <text:p text:style-name="Standard">Qual o resultado ao tentar compilar e rodar o código acima? (responder sem compilar!)</text:p>
      <text:p text:style-name="Standard"/>
      <text:p text:style-name="Standard">a. <text:tab/>Escreve: ATBFCT</text:p>
      <text:p text:style-name="Standard">b. <text:tab/>Escreve: ATBFCTDF</text:p>
      <text:p text:style-name="Standard"><text:span text:style-name="T6">c. <text:tab/>Escreve: BFCTAT</text:span></text:p>
      <text:p text:style-name="Standard">d. <text:tab/>Escreve: BTCTDFAT</text:p>
      <text:p text:style-name="Standard">e. <text:tab/>Erro de execução</text:p>
      <text:p text:style-name="Standard">f. <text:tab/>Erro de compilação <text:s/></text:p>
      <text:p text:style-name="Standard"><text:soft-page-break/>g. <text:tab/>Nenhuma das anteriores</text:p>
      <text:p text:style-name="Standard"/>
      <text:p text:style-name="Standard"><text:span text:style-name="T4">Questão 5)</text:span></text:p>
      <text:p text:style-name="P2"/>
      <text:p text:style-name="Standard"><text:span text:style-name="T4">class TestaBooleanos {</text:span></text:p>
      <text:p text:style-name="Standard"><text:span text:style-name="T4"><text:s text:c="2"/>public static void main(String[] args) {</text:span></text:p>
      <text:p text:style-name="Standard"><text:span text:style-name="T4"><text:s text:c="4"/>boolean b = true;</text:span></text:p>
      <text:p text:style-name="Standard"><text:span text:style-name="T4"><text:s text:c="4"/>if (b = false) {</text:span></text:p>
      <text:p text:style-name="Standard"><text:span text:style-name="T4"><text:s text:c="4"/><text:tab/>System.out.print("A");</text:span></text:p>
      <text:p text:style-name="Standard"><text:span text:style-name="T4"><text:s text:c="4"/>} else if (b) {</text:span></text:p>
      <text:p text:style-name="Standard"><text:span text:style-name="T4"><text:s text:c="4"/><text:tab/>System.out.print("B");</text:span></text:p>
      <text:p text:style-name="Standard"><text:span text:style-name="T4"><text:s text:c="4"/>} else {</text:span></text:p>
      <text:p text:style-name="Standard"><text:span text:style-name="T4"><text:s text:c="4"/><text:tab/></text:span>System.out.print("C"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Qual o resultado ao tentar compilar e rodar o código acima?</text:p>
      <text:p text:style-name="Standard"/>
      <text:p text:style-name="Standard">a. <text:tab/>Escreve: A</text:p>
      <text:p text:style-name="Standard">b. <text:tab/>Escreve: B</text:p>
      <text:p text:style-name="Standard"><text:span text:style-name="T6">c. <text:tab/>Escreve: C</text:span></text:p>
      <text:p text:style-name="Standard">d. <text:tab/>Erro de execução</text:p>
      <text:p text:style-name="Standard">e. <text:tab/>Erro de compilação</text:p>
      <text:p text:style-name="Standard">f. <text:tab/>Nenhuma das anterio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_20_Spacing" style:display-name="No Spacing" style:family="paragraph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na</meta:initial-creator>
    <dc:creator>Mariana</dc:creator>
    <meta:editing-cycles>13</meta:editing-cycles>
    <meta:creation-date>2012-10-18T04:13:00</meta:creation-date>
    <dc:date>2012-10-18T07:12:00</dc:date>
    <meta:editing-duration>PT00H02M59S</meta:editing-duration>
    <meta:generator>OpenOffice.org/3.2$Linux OpenOffice.org_project/320m12$Build-9483</meta:generator>
    <meta:document-statistic meta:table-count="0" meta:image-count="0" meta:object-count="0" meta:page-count="4" meta:paragraph-count="64" meta:word-count="269" meta:character-count="1589"/>
    <meta:template xlink:type="simple" xlink:actuate="onRequest" xlink:title="Normal" xlink:href=""/>
  </office:meta>
</office:document-meta>
</file>